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69.45pt"/>
    </style:style>
    <style:style style:name="co4" style:family="table-column">
      <style:table-column-properties fo:break-before="auto" style:column-width="80.25pt"/>
    </style:style>
    <style:style style:name="co5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 style:data-style-name="N2">
      <style:text-properties fo:font-weight="bold" style:font-weight-asian="bold" style:font-weight-complex="bold"/>
    </style:style>
    <style:style style:name="ce9" style:family="table-cell" style:parent-style-name="Default" style:data-style-name="N2"/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gent name</text:p>
          </table:table-cell>
          <table:table-cell office:value-type="string" calcext:value-type="string">
            <text:p>Solved</text:p>
          </table:table-cell>
          <table:table-cell office:value-type="string" calcext:value-type="string">
            <text:p>Solved (%)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out (%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g. elapsed(s)</text:p>
          </table:table-cell>
          <table:table-cell office:value-type="string" calcext:value-type="string">
            <text:p>Avg. length</text:p>
          </table:table-cell>
          <table:table-cell office:value-type="string" calcext:value-type="string">
            <text:p>Avg. rew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-ff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0150813775904038" calcext:value-type="float">
            <text:p>0.0150813776</text:p>
          </table:table-cell>
          <table:table-cell office:value-type="float" office:value="10.3529411764706" calcext:value-type="float">
            <text:p>10.3529411765</text:p>
          </table:table-cell>
          <table:table-cell office:value-type="float" office:value="-9.35294117647059" calcext:value-type="float">
            <text:p>-9.3529411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-ff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0260766744613647" calcext:value-type="float">
            <text:p>0.0260766745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-ff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0162318521930325" calcext:value-type="float">
            <text:p>0.0162318522</text:p>
          </table:table-cell>
          <table:table-cell office:value-type="float" office:value="10.0645161290323" calcext:value-type="float">
            <text:p>10.064516129</text:p>
          </table:table-cell>
          <table:table-cell office:value-type="float" office:value="-9.06451612903226" calcext:value-type="float">
            <text:p>-9.064516129</text:p>
          </table:table-cell>
          <table:table-cell/>
          <table:table-cell office:value-type="string" calcext:value-type="string">
            <text:p>ex-blocksworld</text:p>
          </table:table-cell>
        </table:table-row>
        <table:table-row table:style-name="ro1">
          <table:table-cell office:value-type="string" calcext:value-type="string">
            <text:p>alph-1.0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139271275750522" calcext:value-type="float">
            <text:p>0.1392712758</text:p>
          </table:table-cell>
          <table:table-cell office:value-type="float" office:value="9.72413793103448" calcext:value-type="float">
            <text:p>9.724137931</text:p>
          </table:table-cell>
          <table:table-cell office:value-type="float" office:value="-8.72413793103448" calcext:value-type="float">
            <text:p>-8.724137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-0.2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145927744252341" calcext:value-type="float">
            <text:p>0.1459277443</text:p>
          </table:table-cell>
          <table:table-cell office:value-type="float" office:value="9.07142857142857" calcext:value-type="float">
            <text:p>9.0714285714</text:p>
          </table:table-cell>
          <table:table-cell office:value-type="float" office:value="-8.07142857142857" calcext:value-type="float">
            <text:p>-8.0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-0.1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137648778803208" calcext:value-type="float">
            <text:p>0.1376487788</text:p>
          </table:table-cell>
          <table:table-cell office:value-type="float" office:value="10.0588235294118" calcext:value-type="float">
            <text:p>10.0588235294</text:p>
          </table:table-cell>
          <table:table-cell office:value-type="float" office:value="-9.05882352941176" calcext:value-type="float">
            <text:p>-9.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-0.0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134097308823557" calcext:value-type="float">
            <text:p>0.1340973088</text:p>
          </table:table-cell>
          <table:table-cell office:value-type="float" office:value="9.75757575757576" calcext:value-type="float">
            <text:p>9.7575757576</text:p>
          </table:table-cell>
          <table:table-cell office:value-type="float" office:value="-8.75757575757576" calcext:value-type="float">
            <text:p>-8.7575757576</text:p>
          </table:table-cell>
          <table:table-cell table:number-columns-repeated="2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office:value-type="string" calcext:value-type="string">
            <text:p>Agent name</text:p>
          </table:table-cell>
          <table:table-cell office:value-type="string" calcext:value-type="string">
            <text:p>Solved</text:p>
          </table:table-cell>
          <table:table-cell office:value-type="string" calcext:value-type="string">
            <text:p>Solved (%)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out (%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g. elapsed(s)</text:p>
          </table:table-cell>
          <table:table-cell office:value-type="string" calcext:value-type="string">
            <text:p>Avg. length</text:p>
          </table:table-cell>
          <table:table-cell office:value-type="string" calcext:value-type="string">
            <text:p>Avg. rew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-ff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17424738407135" calcext:value-type="float">
            <text:p>0.0174247384</text:p>
          </table:table-cell>
          <table:table-cell office:value-type="float" office:value="66.6" calcext:value-type="float">
            <text:p>66.6</text:p>
          </table:table-cell>
          <table:table-cell office:value-type="float" office:value="9272.5" calcext:value-type="float">
            <text:p>927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-ff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155902147293091" calcext:value-type="float">
            <text:p>0.0155902147</text:p>
          </table:table-cell>
          <table:table-cell office:value-type="float" office:value="48.35" calcext:value-type="float">
            <text:p>48.35</text:p>
          </table:table-cell>
          <table:table-cell office:value-type="float" office:value="9573.5" calcext:value-type="float">
            <text:p>957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-ff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177917718887329" calcext:value-type="float">
            <text:p>0.0177917719</text:p>
          </table:table-cell>
          <table:table-cell office:value-type="float" office:value="61.1" calcext:value-type="float">
            <text:p>61.1</text:p>
          </table:table-cell>
          <table:table-cell office:value-type="float" office:value="9361.5" calcext:value-type="float">
            <text:p>9361.5</text:p>
          </table:table-cell>
          <table:table-cell/>
          <table:table-cell office:value-type="string" calcext:value-type="string">
            <text:p>zenotravel</text:p>
          </table:table-cell>
        </table:table-row>
        <table:table-row table:style-name="ro1">
          <table:table-cell office:value-type="string" calcext:value-type="string">
            <text:p>alph-1.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45480382442474" calcext:value-type="float">
            <text:p>0.1454803824</text:p>
          </table:table-cell>
          <table:table-cell office:value-type="float" office:value="59.9" calcext:value-type="float">
            <text:p>59.9</text:p>
          </table:table-cell>
          <table:table-cell office:value-type="float" office:value="9502.5" calcext:value-type="float">
            <text:p>950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-0.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43167662620544" calcext:value-type="float">
            <text:p>0.1431676626</text:p>
          </table:table-cell>
          <table:table-cell office:value-type="float" office:value="57.65" calcext:value-type="float">
            <text:p>57.65</text:p>
          </table:table-cell>
          <table:table-cell office:value-type="float" office:value="9521" calcext:value-type="float">
            <text:p>9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-0.1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51962673664093" calcext:value-type="float">
            <text:p>0.1519626737</text:p>
          </table:table-cell>
          <table:table-cell office:value-type="float" office:value="70.35" calcext:value-type="float">
            <text:p>70.35</text:p>
          </table:table-cell>
          <table:table-cell office:value-type="float" office:value="9401" calcext:value-type="float">
            <text:p>94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-0.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39592921733856" calcext:value-type="float">
            <text:p>0.1395929217</text:p>
          </table:table-cell>
          <table:table-cell office:value-type="float" office:value="36.85" calcext:value-type="float">
            <text:p>36.85</text:p>
          </table:table-cell>
          <table:table-cell office:value-type="float" office:value="9333.75" calcext:value-type="float">
            <text:p>9333.75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Agent name</text:p>
          </table:table-cell>
          <table:table-cell office:value-type="string" calcext:value-type="string">
            <text:p>Solved</text:p>
          </table:table-cell>
          <table:table-cell office:value-type="string" calcext:value-type="string">
            <text:p>Solved (%)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out (%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g. elapsed(s)</text:p>
          </table:table-cell>
          <table:table-cell office:value-type="string" calcext:value-type="string">
            <text:p>Avg. length</text:p>
          </table:table-cell>
          <table:table-cell office:value-type="string" calcext:value-type="string">
            <text:p>Avg. rew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-ff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100914301872253" calcext:value-type="float">
            <text:p>0.1009143019</text:p>
          </table:table-cell>
          <table:table-cell office:value-type="float" office:value="21.28" calcext:value-type="float">
            <text:p>21.28</text:p>
          </table:table-cell>
          <table:table-cell office:value-type="float" office:value="78.72" calcext:value-type="float">
            <text:p>78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-ff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0940609073638916" calcext:value-type="float">
            <text:p>0.0940609074</text:p>
          </table:table-cell>
          <table:table-cell office:value-type="float" office:value="21.04" calcext:value-type="float">
            <text:p>21.04</text:p>
          </table:table-cell>
          <table:table-cell office:value-type="float" office:value="78.96" calcext:value-type="float">
            <text:p>78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-ff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00813236832618713" calcext:value-type="float">
            <text:p>0.0081323683</text:p>
          </table:table-cell>
          <table:table-cell office:value-type="float" office:value="2.25" calcext:value-type="float">
            <text:p>2.25</text:p>
          </table:table-cell>
          <table:table-cell office:value-type="float" office:value="97.75" calcext:value-type="float">
            <text:p>97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-1.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080381433169047" calcext:value-type="float">
            <text:p>0.0803814332</text:p>
          </table:table-cell>
          <table:table-cell office:value-type="float" office:value="3.33333333333333" calcext:value-type="float">
            <text:p>3.3333333333</text:p>
          </table:table-cell>
          <table:table-cell office:value-type="float" office:value="96.6666666666667" calcext:value-type="float">
            <text:p>96.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-0.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0749783118565877" calcext:value-type="float">
            <text:p>0.0749783119</text:p>
          </table:table-cell>
          <table:table-cell office:value-type="float" office:value="2.66666666666667" calcext:value-type="float">
            <text:p>2.6666666667</text:p>
          </table:table-cell>
          <table:table-cell office:value-type="float" office:value="97.3333333333333" calcext:value-type="float">
            <text:p>97.3333333333</text:p>
          </table:table-cell>
          <table:table-cell/>
          <table:table-cell office:value-type="string" calcext:value-type="string">
            <text:p>triangle-tireworld</text:p>
          </table:table-cell>
        </table:table-row>
        <table:table-row table:style-name="ro1">
          <table:table-cell office:value-type="string" calcext:value-type="string">
            <text:p>alph-0.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0768028895060221" calcext:value-type="float">
            <text:p>0.0768028895</text:p>
          </table:table-cell>
          <table:table-cell office:value-type="float" office:value="2.33333333333333" calcext:value-type="float">
            <text:p>2.3333333333</text:p>
          </table:table-cell>
          <table:table-cell office:value-type="float" office:value="97.6666666666667" calcext:value-type="float">
            <text:p>97.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-0.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0734719208308629" calcext:value-type="float">
            <text:p>0.0734719208</text:p>
          </table:table-cell>
          <table:table-cell office:value-type="float" office:value="2.28571428571429" calcext:value-type="float">
            <text:p>2.2857142857</text:p>
          </table:table-cell>
          <table:table-cell office:value-type="float" office:value="97.7142857142857" calcext:value-type="float">
            <text:p>97.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-lo-30</text:p>
          </table:table-cell>
          <table:table-cell office:value-type="float" office:value="49" calcext:value-type="float">
            <text:p>49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0.0113551227414" calcext:value-type="float">
            <text:p>20.0113551227</text:p>
          </table:table-cell>
          <table:table-cell office:value-type="float" office:value="20.7755102040816" calcext:value-type="float">
            <text:p>20.7755102041</text:p>
          </table:table-cell>
          <table:table-cell office:value-type="float" office:value="79.2244897959184" calcext:value-type="float">
            <text:p>79.2244897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-lo-15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.44935311441836" calcext:value-type="float">
            <text:p>8.4493531144</text:p>
          </table:table-cell>
          <table:table-cell office:value-type="float" office:value="21.304347826087" calcext:value-type="float">
            <text:p>21.3043478261</text:p>
          </table:table-cell>
          <table:table-cell office:value-type="float" office:value="78.695652173913" calcext:value-type="float">
            <text:p>78.6956521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-gl-30</text:p>
          </table:table-cell>
          <table:table-cell office:value-type="float" office:value="49" calcext:value-type="float">
            <text:p>49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7.7412387546228" calcext:value-type="float">
            <text:p>27.7412387546</text:p>
          </table:table-cell>
          <table:table-cell office:value-type="float" office:value="21.7959183673469" calcext:value-type="float">
            <text:p>21.7959183673</text:p>
          </table:table-cell>
          <table:table-cell office:value-type="float" office:value="78.2040816326531" calcext:value-type="float">
            <text:p>78.2040816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-gl-15</text:p>
          </table:table-cell>
          <table:table-cell office:value-type="float" office:value="47" calcext:value-type="float">
            <text:p>47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.7103972992999" calcext:value-type="float">
            <text:p>17.7103972993</text:p>
          </table:table-cell>
          <table:table-cell office:value-type="float" office:value="21.2553191489362" calcext:value-type="float">
            <text:p>21.2553191489</text:p>
          </table:table-cell>
          <table:table-cell office:value-type="float" office:value="78.7446808510638" calcext:value-type="float">
            <text:p>78.744680851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gent name</text:p>
          </table:table-cell>
          <table:table-cell office:value-type="string" calcext:value-type="string">
            <text:p>Solved</text:p>
          </table:table-cell>
          <table:table-cell office:value-type="string" calcext:value-type="string">
            <text:p>Solved (%)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out (%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g. elapsed(s)</text:p>
          </table:table-cell>
          <table:table-cell office:value-type="string" calcext:value-type="string">
            <text:p>Avg. length</text:p>
          </table:table-cell>
          <table:table-cell office:value-type="string" calcext:value-type="string">
            <text:p>Avg. rew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-ff</text:p>
          </table:table-cell>
          <table:table-cell office:value-type="float" office:value="11" calcext:value-type="float">
            <text:p>11</text:p>
          </table:table-cell>
          <table:table-cell office:value-type="float" office:value="36.6666666666667" calcext:value-type="float">
            <text:p>36.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00997439297762784" calcext:value-type="float">
            <text:p>0.009974393</text:p>
          </table:table-cell>
          <table:table-cell office:value-type="float" office:value="6.27272727272727" calcext:value-type="float">
            <text:p>6.2727272727</text:p>
          </table:table-cell>
          <table:table-cell office:value-type="float" office:value="937.272727272727" calcext:value-type="float">
            <text:p>937.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-ff</text:p>
          </table:table-cell>
          <table:table-cell office:value-type="float" office:value="16" calcext:value-type="float">
            <text:p>16</text:p>
          </table:table-cell>
          <table:table-cell office:value-type="float" office:value="53.3333333333333" calcext:value-type="float">
            <text:p>53.33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0095394104719162" calcext:value-type="float">
            <text:p>0.0095394105</text:p>
          </table:table-cell>
          <table:table-cell office:value-type="float" office:value="4.9375" calcext:value-type="float">
            <text:p>4.9375</text:p>
          </table:table-cell>
          <table:table-cell office:value-type="float" office:value="950.625" calcext:value-type="float">
            <text:p>95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-ff</text:p>
          </table:table-cell>
          <table:table-cell office:value-type="float" office:value="11" calcext:value-type="float">
            <text:p>11</text:p>
          </table:table-cell>
          <table:table-cell office:value-type="float" office:value="36.6666666666667" calcext:value-type="float">
            <text:p>36.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0106214610013095" calcext:value-type="float">
            <text:p>0.010621461</text:p>
          </table:table-cell>
          <table:table-cell office:value-type="float" office:value="6.09090909090909" calcext:value-type="float">
            <text:p>6.0909090909</text:p>
          </table:table-cell>
          <table:table-cell office:value-type="float" office:value="939.090909090909" calcext:value-type="float">
            <text:p>939.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-1.0</text:p>
          </table:table-cell>
          <table:table-cell office:value-type="float" office:value="13" calcext:value-type="float">
            <text:p>13</text:p>
          </table:table-cell>
          <table:table-cell office:value-type="float" office:value="43.3333333333333" calcext:value-type="float">
            <text:p>43.33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117245325675377" calcext:value-type="float">
            <text:p>0.1172453257</text:p>
          </table:table-cell>
          <table:table-cell office:value-type="float" office:value="4.46153846153846" calcext:value-type="float">
            <text:p>4.4615384615</text:p>
          </table:table-cell>
          <table:table-cell office:value-type="float" office:value="955.384615384615" calcext:value-type="float">
            <text:p>955.3846153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-0.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111890448464288" calcext:value-type="float">
            <text:p>0.1118904485</text:p>
          </table:table-cell>
          <table:table-cell office:value-type="float" office:value="4.22222222222222" calcext:value-type="float">
            <text:p>4.2222222222</text:p>
          </table:table-cell>
          <table:table-cell office:value-type="float" office:value="957.777777777778" calcext:value-type="float">
            <text:p>957.7777777778</text:p>
          </table:table-cell>
          <table:table-cell/>
          <table:table-cell office:value-type="string" calcext:value-type="string">
            <text:p>rectangle-tireworld</text:p>
          </table:table-cell>
        </table:table-row>
        <table:table-row table:style-name="ro1">
          <table:table-cell office:value-type="string" calcext:value-type="string">
            <text:p>alph-0.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119599262873332" calcext:value-type="float">
            <text:p>0.1195992629</text:p>
          </table:table-cell>
          <table:table-cell office:value-type="float" office:value="4.66666666666667" calcext:value-type="float">
            <text:p>4.6666666667</text:p>
          </table:table-cell>
          <table:table-cell office:value-type="float" office:value="953.333333333333" calcext:value-type="float">
            <text:p>953.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-0.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117674430211385" calcext:value-type="float">
            <text:p>0.1176744302</text:p>
          </table:table-cell>
          <table:table-cell office:value-type="float" office:value="4.53333333333333" calcext:value-type="float">
            <text:p>4.5333333333</text:p>
          </table:table-cell>
          <table:table-cell office:value-type="float" office:value="954.666666666667" calcext:value-type="float">
            <text:p>954.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-lo-3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.6435377041499" calcext:value-type="float">
            <text:p>40.6435377041</text:p>
          </table:table-cell>
          <table:table-cell office:value-type="float" office:value="10.6333333333333" calcext:value-type="float">
            <text:p>10.6333333333</text:p>
          </table:table-cell>
          <table:table-cell office:value-type="float" office:value="893.666666666667" calcext:value-type="float">
            <text:p>893.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-lo-15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.33333333333333" calcext:value-type="float">
            <text:p>3.3333333333</text:p>
          </table:table-cell>
          <table:table-cell office:value-type="float" office:value="30" calcext:value-type="float">
            <text:p>30</text:p>
          </table:table-cell>
          <table:table-cell office:value-type="float" office:value="11.0866899689039" calcext:value-type="float">
            <text:p>11.0866899689</text:p>
          </table:table-cell>
          <table:table-cell office:value-type="float" office:value="9.875" calcext:value-type="float">
            <text:p>9.875</text:p>
          </table:table-cell>
          <table:table-cell office:value-type="float" office:value="901.25" calcext:value-type="float">
            <text:p>90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-gl-30</text:p>
          </table:table-cell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3.9106981666" calcext:value-type="float">
            <text:p>33.9106981666</text:p>
          </table:table-cell>
          <table:table-cell office:value-type="float" office:value="10.1851851851852" calcext:value-type="float">
            <text:p>10.1851851852</text:p>
          </table:table-cell>
          <table:table-cell office:value-type="float" office:value="898.148148148148" calcext:value-type="float">
            <text:p>898.1481481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-gl-15</text:p>
          </table:table-cell>
          <table:table-cell office:value-type="float" office:value="25" calcext:value-type="float">
            <text:p>25</text:p>
          </table:table-cell>
          <table:table-cell office:value-type="float" office:value="83.3333333333333" calcext:value-type="float">
            <text:p>83.333333333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8.0608122730255" calcext:value-type="float">
            <text:p>18.060812273</text:p>
          </table:table-cell>
          <table:table-cell office:value-type="float" office:value="10.12" calcext:value-type="float">
            <text:p>10.12</text:p>
          </table:table-cell>
          <table:table-cell office:value-type="float" office:value="898.8" calcext:value-type="float">
            <text:p>898.8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gent name</text:p>
          </table:table-cell>
          <table:table-cell office:value-type="string" calcext:value-type="string">
            <text:p>Solved</text:p>
          </table:table-cell>
          <table:table-cell office:value-type="string" calcext:value-type="string">
            <text:p>Solved (%)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out (%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g. elapsed(s)</text:p>
          </table:table-cell>
          <table:table-cell office:value-type="string" calcext:value-type="string">
            <text:p>Avg. length</text:p>
          </table:table-cell>
          <table:table-cell office:value-type="string" calcext:value-type="string">
            <text:p>Avg. rew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-ff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0160635073979696" calcext:value-type="float">
            <text:p>0.0160635074</text:p>
          </table:table-cell>
          <table:table-cell office:value-type="float" office:value="45.1666666666667" calcext:value-type="float">
            <text:p>45.1666666667</text:p>
          </table:table-cell>
          <table:table-cell office:value-type="float" office:value="-24.8333333333333" calcext:value-type="float">
            <text:p>-24.8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-ff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0261123100916545" calcext:value-type="float">
            <text:p>0.0261123101</text:p>
          </table:table-cell>
          <table:table-cell office:value-type="float" office:value="45.9333333333333" calcext:value-type="float">
            <text:p>45.9333333333</text:p>
          </table:table-cell>
          <table:table-cell office:value-type="float" office:value="-25.6" calcext:value-type="float">
            <text:p>-25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-ff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0464312553405762" calcext:value-type="float">
            <text:p>0.0464312553</text:p>
          </table:table-cell>
          <table:table-cell office:value-type="float" office:value="43.2333333333333" calcext:value-type="float">
            <text:p>43.2333333333</text:p>
          </table:table-cell>
          <table:table-cell office:value-type="float" office:value="-22.9" calcext:value-type="float">
            <text:p>-22.9</text:p>
          </table:table-cell>
          <table:table-cell/>
          <table:table-cell office:value-type="string" calcext:value-type="string">
            <text:p>blocksworld</text:p>
          </table:table-cell>
        </table:table-row>
        <table:table-row table:style-name="ro1">
          <table:table-cell office:value-type="string" calcext:value-type="string">
            <text:p>alph-1.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134572768211365" calcext:value-type="float">
            <text:p>0.1345727682</text:p>
          </table:table-cell>
          <table:table-cell office:value-type="float" office:value="15.4" calcext:value-type="float">
            <text:p>15.4</text:p>
          </table:table-cell>
          <table:table-cell office:value-type="float" office:value="4.93333333333333" calcext:value-type="float">
            <text:p>4.9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-0.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135735893249512" calcext:value-type="float">
            <text:p>0.1357358932</text:p>
          </table:table-cell>
          <table:table-cell office:value-type="float" office:value="15.7333333333333" calcext:value-type="float">
            <text:p>15.7333333333</text:p>
          </table:table-cell>
          <table:table-cell office:value-type="float" office:value="4.6" calcext:value-type="float">
            <text:p>4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-0.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134206597010295" calcext:value-type="float">
            <text:p>0.134206597</text:p>
          </table:table-cell>
          <table:table-cell office:value-type="float" office:value="15.6666666666667" calcext:value-type="float">
            <text:p>15.6666666667</text:p>
          </table:table-cell>
          <table:table-cell office:value-type="float" office:value="4.66666666666667" calcext:value-type="float">
            <text:p>4.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-0.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134203163782756" calcext:value-type="float">
            <text:p>0.1342031638</text:p>
          </table:table-cell>
          <table:table-cell office:value-type="float" office:value="14.9666666666667" calcext:value-type="float">
            <text:p>14.9666666667</text:p>
          </table:table-cell>
          <table:table-cell office:value-type="float" office:value="5.36666666666667" calcext:value-type="float">
            <text:p>5.3666666667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gent name</text:p>
          </table:table-cell>
          <table:table-cell office:value-type="string" calcext:value-type="string">
            <text:p>Solved</text:p>
          </table:table-cell>
          <table:table-cell office:value-type="string" calcext:value-type="string">
            <text:p>Solved (%)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out (%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g. elapsed(s)</text:p>
          </table:table-cell>
          <table:table-cell office:value-type="string" calcext:value-type="string">
            <text:p>Avg. length</text:p>
          </table:table-cell>
          <table:table-cell office:value-type="string" calcext:value-type="string">
            <text:p>Avg. rew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-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-ff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0224624872207642" calcext:value-type="float">
            <text:p>0.0224624872</text:p>
          </table:table-cell>
          <table:table-cell office:value-type="float" office:value="24.2" calcext:value-type="float">
            <text:p>24.2</text:p>
          </table:table-cell>
          <table:table-cell office:value-type="float" office:value="-23.2" calcext:value-type="float">
            <text:p>-23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-ff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0213265975316366" calcext:value-type="float">
            <text:p>0.0213265975</text:p>
          </table:table-cell>
          <table:table-cell office:value-type="float" office:value="23.2" calcext:value-type="float">
            <text:p>23.2</text:p>
          </table:table-cell>
          <table:table-cell office:value-type="float" office:value="-22.2" calcext:value-type="float">
            <text:p>-2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-1.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170502953529358" calcext:value-type="float">
            <text:p>0.1705029535</text:p>
          </table:table-cell>
          <table:table-cell office:value-type="float" office:value="27" calcext:value-type="float">
            <text:p>27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string" calcext:value-type="string">
            <text:p>schedule</text:p>
          </table:table-cell>
        </table:table-row>
        <table:table-row table:style-name="ro1">
          <table:table-cell office:value-type="string" calcext:value-type="string">
            <text:p>alph-0.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177479195594788" calcext:value-type="float">
            <text:p>0.1774791956</text:p>
          </table:table-cell>
          <table:table-cell office:value-type="float" office:value="34.14" calcext:value-type="float">
            <text:p>34.14</text:p>
          </table:table-cell>
          <table:table-cell office:value-type="float" office:value="-33.14" calcext:value-type="float">
            <text:p>-33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-0.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174385237693787" calcext:value-type="float">
            <text:p>0.1743852377</text:p>
          </table:table-cell>
          <table:table-cell office:value-type="float" office:value="27.18" calcext:value-type="float">
            <text:p>27.18</text:p>
          </table:table-cell>
          <table:table-cell office:value-type="float" office:value="-26.18" calcext:value-type="float">
            <text:p>-26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-0.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1699125623703" calcext:value-type="float">
            <text:p>0.1699125624</text:p>
          </table:table-cell>
          <table:table-cell office:value-type="float" office:value="30.24" calcext:value-type="float">
            <text:p>30.24</text:p>
          </table:table-cell>
          <table:table-cell office:value-type="float" office:value="-29.24" calcext:value-type="float">
            <text:p>-29.24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gent name</text:p>
          </table:table-cell>
          <table:table-cell office:value-type="string" calcext:value-type="string">
            <text:p>Solved</text:p>
          </table:table-cell>
          <table:table-cell office:value-type="string" calcext:value-type="string">
            <text:p>Solved (%)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out (%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g. elapsed(s)</text:p>
          </table:table-cell>
          <table:table-cell office:value-type="string" calcext:value-type="string">
            <text:p>Avg. length</text:p>
          </table:table-cell>
          <table:table-cell office:value-type="string" calcext:value-type="string">
            <text:p>Avg. rew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-ff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0138817741757348" calcext:value-type="float">
            <text:p>0.0138817742</text:p>
          </table:table-cell>
          <table:table-cell office:value-type="float" office:value="8.33333333333333" calcext:value-type="float">
            <text:p>8.3333333333</text:p>
          </table:table-cell>
          <table:table-cell office:value-type="float" office:value="-7.33333333333333" calcext:value-type="float">
            <text:p>-7.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-ff</text:p>
          </table:table-cell>
          <table:table-cell office:value-type="float" office:value="10" calcext:value-type="float">
            <text:p>10</text:p>
          </table:table-cell>
          <table:table-cell office:value-type="float" office:value="33.3333333333333" calcext:value-type="float">
            <text:p>33.33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0204258680343628" calcext:value-type="float">
            <text:p>0.020425868</text:p>
          </table:table-cell>
          <table:table-cell office:value-type="float" office:value="21" calcext:value-type="float">
            <text:p>21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-ff</text:p>
          </table:table-cell>
          <table:table-cell office:value-type="float" office:value="14" calcext:value-type="float">
            <text:p>14</text:p>
          </table:table-cell>
          <table:table-cell office:value-type="float" office:value="46.6666666666667" calcext:value-type="float">
            <text:p>46.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0129873411996024" calcext:value-type="float">
            <text:p>0.0129873412</text:p>
          </table:table-cell>
          <table:table-cell office:value-type="float" office:value="7.42857142857143" calcext:value-type="float">
            <text:p>7.4285714286</text:p>
          </table:table-cell>
          <table:table-cell office:value-type="float" office:value="-6.42857142857143" calcext:value-type="float">
            <text:p>-6.4285714286</text:p>
          </table:table-cell>
          <table:table-cell/>
          <table:table-cell office:value-type="string" calcext:value-type="string">
            <text:p>terrain</text:p>
          </table:table-cell>
        </table:table-row>
        <table:table-row table:style-name="ro1">
          <table:table-cell office:value-type="string" calcext:value-type="string">
            <text:p>alph-1.0</text:p>
          </table:table-cell>
          <table:table-cell office:value-type="float" office:value="20" calcext:value-type="float">
            <text:p>20</text:p>
          </table:table-cell>
          <table:table-cell office:value-type="float" office:value="66.6666666666667" calcext:value-type="float">
            <text:p>66.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102156722545624" calcext:value-type="float">
            <text:p>0.1021567225</text:p>
          </table:table-cell>
          <table:table-cell office:value-type="float" office:value="7.8" calcext:value-type="float">
            <text:p>7.8</text:p>
          </table:table-cell>
          <table:table-cell office:value-type="float" office:value="-6.8" calcext:value-type="float">
            <text:p>-6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-0.2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102766195933024" calcext:value-type="float">
            <text:p>0.1027661959</text:p>
          </table:table-cell>
          <table:table-cell office:value-type="float" office:value="7.95238095238095" calcext:value-type="float">
            <text:p>7.9523809524</text:p>
          </table:table-cell>
          <table:table-cell office:value-type="float" office:value="-6.95238095238095" calcext:value-type="float">
            <text:p>-6.9523809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-0.1</text:p>
          </table:table-cell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105747328864204" calcext:value-type="float">
            <text:p>0.1057473289</text:p>
          </table:table-cell>
          <table:table-cell office:value-type="float" office:value="10.3333333333333" calcext:value-type="float">
            <text:p>10.3333333333</text:p>
          </table:table-cell>
          <table:table-cell office:value-type="float" office:value="-9.33333333333333" calcext:value-type="float">
            <text:p>-9.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-0.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108778142929077" calcext:value-type="float">
            <text:p>0.1087781429</text:p>
          </table:table-cell>
          <table:table-cell office:value-type="float" office:value="20.6666666666667" calcext:value-type="float">
            <text:p>20.6666666667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Agent name</text:p>
          </table:table-cell>
          <table:table-cell office:value-type="string" calcext:value-type="string">
            <text:p>Solved</text:p>
          </table:table-cell>
          <table:table-cell office:value-type="string" calcext:value-type="string">
            <text:p>Solved (%)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out (%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g. elapsed(s)</text:p>
          </table:table-cell>
          <table:table-cell office:value-type="string" calcext:value-type="string">
            <text:p>Avg. length</text:p>
          </table:table-cell>
          <table:table-cell office:value-type="string" calcext:value-type="string">
            <text:p>Avg. rew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-ff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0358358051465905" calcext:value-type="float">
            <text:p>0.0358358051</text:p>
          </table:table-cell>
          <table:table-cell office:value-type="float" office:value="20.304347826087" calcext:value-type="float">
            <text:p>20.3043478261</text:p>
          </table:table-cell>
          <table:table-cell office:value-type="float" office:value="-17.2608695652174" calcext:value-type="float">
            <text:p>-17.2608695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-ff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0602571070194245" calcext:value-type="float">
            <text:p>0.060257107</text:p>
          </table:table-cell>
          <table:table-cell office:value-type="float" office:value="21.8125" calcext:value-type="float">
            <text:p>21.8125</text:p>
          </table:table-cell>
          <table:table-cell office:value-type="float" office:value="-18.625" calcext:value-type="float">
            <text:p>-18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-ff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0571138064066569" calcext:value-type="float">
            <text:p>0.0571138064</text:p>
          </table:table-cell>
          <table:table-cell office:value-type="float" office:value="20.2916666666667" calcext:value-type="float">
            <text:p>20.2916666667</text:p>
          </table:table-cell>
          <table:table-cell office:value-type="float" office:value="-17.5416666666667" calcext:value-type="float">
            <text:p>-17.5416666667</text:p>
          </table:table-cell>
          <table:table-cell/>
          <table:table-cell office:value-type="string" calcext:value-type="string">
            <text:p>imagine</text:p>
          </table:table-cell>
        </table:table-row>
        <table:table-row table:style-name="ro1">
          <table:table-cell office:value-type="string" calcext:value-type="string">
            <text:p>alph-1.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614877186715603" calcext:value-type="float">
            <text:p>0.6148771867</text:p>
          </table:table-cell>
          <table:table-cell office:value-type="float" office:value="23.09375" calcext:value-type="float">
            <text:p>23.09375</text:p>
          </table:table-cell>
          <table:table-cell office:value-type="float" office:value="-19.96875" calcext:value-type="float">
            <text:p>-19.9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-0.2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614400806098149" calcext:value-type="float">
            <text:p>0.6144008061</text:p>
          </table:table-cell>
          <table:table-cell office:value-type="float" office:value="22.8965517241379" calcext:value-type="float">
            <text:p>22.8965517241</text:p>
          </table:table-cell>
          <table:table-cell office:value-type="float" office:value="-19.6551724137931" calcext:value-type="float">
            <text:p>-19.6551724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-0.1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766556508200509" calcext:value-type="float">
            <text:p>0.7665565082</text:p>
          </table:table-cell>
          <table:table-cell office:value-type="float" office:value="26.0285714285714" calcext:value-type="float">
            <text:p>26.0285714286</text:p>
          </table:table-cell>
          <table:table-cell office:value-type="float" office:value="-22.7714285714286" calcext:value-type="float">
            <text:p>-22.7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-0.0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654666234465206" calcext:value-type="float">
            <text:p>0.6546662345</text:p>
          </table:table-cell>
          <table:table-cell office:value-type="float" office:value="22.4411764705882" calcext:value-type="float">
            <text:p>22.4411764706</text:p>
          </table:table-cell>
          <table:table-cell office:value-type="float" office:value="-19.1470588235294" calcext:value-type="float">
            <text:p>-19.1470588235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1" table:number-columns-repeated="2" table:default-cell-style-name="ce9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Problem</text:p>
          </table:table-cell>
          <table:table-cell table:style-name="ce3" office:value-type="string" calcext:value-type="string" table:number-columns-spanned="3" table:number-rows-spanned="1">
            <text:p>ex-blocksworld</text:p>
          </table:table-cell>
          <table:covered-table-cell table:number-columns-repeated="2" table:style-name="ce6"/>
          <table:table-cell table:style-name="ce3" office:value-type="string" calcext:value-type="string" table:number-columns-spanned="3" table:number-rows-spanned="1">
            <text:p>zenotravel</text:p>
          </table:table-cell>
          <table:covered-table-cell table:number-columns-repeated="2" table:style-name="ce4"/>
        </table:table-row>
        <table:table-row table:style-name="ro1">
          <table:table-cell table:number-columns-repeated="2"/>
          <table:table-cell table:style-name="ce1" office:value-type="string" calcext:value-type="string">
            <text:p>Determinizer</text:p>
          </table:table-cell>
          <table:table-cell table:style-name="ce4" office:value-type="string" calcext:value-type="string">
            <text:p>S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E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ml-ff</text:p>
          </table:table-cell>
          <table:table-cell table:style-name="ce2" table:formula="of:=CONCATENATE([Sheet1.B2];&quot;/&quot;;[Sheet1.F2]; &quot; (&quot;;[Sheet1.C2];&quot;%)&quot;)" office:value-type="string" office:string-value="34/50 (68%)" calcext:value-type="string">
            <text:p>34/50 (68%)</text:p>
          </table:table-cell>
          <table:table-cell table:style-name="ce7" table:formula="of:=-[Sheet1.I2]" office:value-type="float" office:value="9.35294117647059" calcext:value-type="float">
            <text:p>9.35</text:p>
          </table:table-cell>
          <table:table-cell table:style-name="ce7" table:formula="of:=[Sheet1.G2]" office:value-type="float" office:value="0.0150813775904038" calcext:value-type="float">
            <text:p>0.02</text:p>
          </table:table-cell>
          <table:table-cell table:style-name="ce7" table:formula="of:=CONCATENATE([Sheet1.B20];&quot;/&quot;;[Sheet1.F20]; &quot; (&quot;;[Sheet1.C20];&quot;%)&quot;)" office:value-type="string" office:string-value="20/20 (100%)" calcext:value-type="string">
            <text:p>20/20 (100%)</text:p>
          </table:table-cell>
          <table:table-cell table:style-name="ce7" table:formula="of:=[Sheet1.H20]" office:value-type="float" office:value="66.6" calcext:value-type="float">
            <text:p>66.60</text:p>
          </table:table-cell>
          <table:table-cell table:style-name="ce7" table:formula="of:=[Sheet1.G20]" office:value-type="float" office:value="0.017424738407135" calcext:value-type="float">
            <text:p>0.0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ma-ff</text:p>
          </table:table-cell>
          <table:table-cell table:style-name="ce2" table:formula="of:=CONCATENATE([Sheet1.B3];&quot;/&quot;;[Sheet1.F3]; &quot; (&quot;;[Sheet1.C3];&quot;%)&quot;)" office:value-type="string" office:string-value="10/50 (20%)" calcext:value-type="string">
            <text:p>10/50 (20%)</text:p>
          </table:table-cell>
          <table:table-cell table:style-name="ce7" table:formula="of:=-[Sheet1.I3]" office:value-type="float" office:value="5" calcext:value-type="float">
            <text:p>5.00</text:p>
          </table:table-cell>
          <table:table-cell table:style-name="ce7" table:formula="of:=[Sheet1.G3]" office:value-type="float" office:value="0.0260766744613647" calcext:value-type="float">
            <text:p>0.03</text:p>
          </table:table-cell>
          <table:table-cell table:style-name="ce7" table:formula="of:=CONCATENATE([Sheet1.B21];&quot;/&quot;;[Sheet1.F21]; &quot; (&quot;;[Sheet1.C21];&quot;%)&quot;)" office:value-type="string" office:string-value="20/20 (100%)" calcext:value-type="string">
            <text:p>20/20 (100%)</text:p>
          </table:table-cell>
          <table:table-cell table:style-name="ce7" table:formula="of:=[Sheet1.H21]" office:value-type="float" office:value="48.35" calcext:value-type="float">
            <text:p>48.35</text:p>
          </table:table-cell>
          <table:table-cell table:style-name="ce7" table:formula="of:=[Sheet1.G21]" office:value-type="float" office:value="0.0155902147293091" calcext:value-type="float">
            <text:p>0.0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o-ff</text:p>
          </table:table-cell>
          <table:table-cell table:style-name="ce2" table:formula="of:=CONCATENATE([Sheet1.B4];&quot;/&quot;;[Sheet1.F4]; &quot; (&quot;;[Sheet1.C4];&quot;%)&quot;)" office:value-type="string" office:string-value="31/50 (62%)" calcext:value-type="string">
            <text:p>31/50 (62%)</text:p>
          </table:table-cell>
          <table:table-cell table:style-name="ce7" table:formula="of:=-[Sheet1.I4]" office:value-type="float" office:value="9.06451612903226" calcext:value-type="float">
            <text:p>9.06</text:p>
          </table:table-cell>
          <table:table-cell table:style-name="ce7" table:formula="of:=[Sheet1.G4]" office:value-type="float" office:value="0.0162318521930325" calcext:value-type="float">
            <text:p>0.02</text:p>
          </table:table-cell>
          <table:table-cell table:style-name="ce7" table:formula="of:=CONCATENATE([Sheet1.B22];&quot;/&quot;;[Sheet1.F22]; &quot; (&quot;;[Sheet1.C22];&quot;%)&quot;)" office:value-type="string" office:string-value="20/20 (100%)" calcext:value-type="string">
            <text:p>20/20 (100%)</text:p>
          </table:table-cell>
          <table:table-cell table:style-name="ce7" table:formula="of:=[Sheet1.H22]" office:value-type="float" office:value="61.1" calcext:value-type="float">
            <text:p>61.10</text:p>
          </table:table-cell>
          <table:table-cell table:style-name="ce7" table:formula="of:=[Sheet1.G22]" office:value-type="float" office:value="0.0177917718887329" calcext:value-type="float">
            <text:p>0.0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lph-1.0</text:p>
          </table:table-cell>
          <table:table-cell table:style-name="ce2" table:formula="of:=CONCATENATE([Sheet1.B5];&quot;/&quot;;[Sheet1.F5]; &quot; (&quot;;[Sheet1.C5];&quot;%)&quot;)" office:value-type="string" office:string-value="29/50 (58%)" calcext:value-type="string">
            <text:p>29/50 (58%)</text:p>
          </table:table-cell>
          <table:table-cell table:style-name="ce7" table:formula="of:=-[Sheet1.I5]" office:value-type="float" office:value="8.72413793103448" calcext:value-type="float">
            <text:p>8.72</text:p>
          </table:table-cell>
          <table:table-cell table:style-name="ce7" table:formula="of:=[Sheet1.G5]" office:value-type="float" office:value="0.139271275750522" calcext:value-type="float">
            <text:p>0.14</text:p>
          </table:table-cell>
          <table:table-cell table:style-name="ce7" table:formula="of:=CONCATENATE([Sheet1.B23];&quot;/&quot;;[Sheet1.F23]; &quot; (&quot;;[Sheet1.C23];&quot;%)&quot;)" office:value-type="string" office:string-value="20/20 (100%)" calcext:value-type="string">
            <text:p>20/20 (100%)</text:p>
          </table:table-cell>
          <table:table-cell table:style-name="ce7" table:formula="of:=[Sheet1.H23]" office:value-type="float" office:value="59.9" calcext:value-type="float">
            <text:p>59.90</text:p>
          </table:table-cell>
          <table:table-cell table:style-name="ce7" table:formula="of:=[Sheet1.G23]" office:value-type="float" office:value="0.145480382442474" calcext:value-type="float">
            <text:p>0.1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lph-0.2</text:p>
          </table:table-cell>
          <table:table-cell table:style-name="ce2" table:formula="of:=CONCATENATE([Sheet1.B6];&quot;/&quot;;[Sheet1.F6]; &quot; (&quot;;[Sheet1.C6];&quot;%)&quot;)" office:value-type="string" office:string-value="28/50 (56%)" calcext:value-type="string">
            <text:p>28/50 (56%)</text:p>
          </table:table-cell>
          <table:table-cell table:style-name="ce7" table:formula="of:=-[Sheet1.I6]" office:value-type="float" office:value="8.07142857142857" calcext:value-type="float">
            <text:p>8.07</text:p>
          </table:table-cell>
          <table:table-cell table:style-name="ce7" table:formula="of:=[Sheet1.G6]" office:value-type="float" office:value="0.145927744252341" calcext:value-type="float">
            <text:p>0.15</text:p>
          </table:table-cell>
          <table:table-cell table:style-name="ce7" table:formula="of:=CONCATENATE([Sheet1.B24];&quot;/&quot;;[Sheet1.F24]; &quot; (&quot;;[Sheet1.C24];&quot;%)&quot;)" office:value-type="string" office:string-value="20/20 (100%)" calcext:value-type="string">
            <text:p>20/20 (100%)</text:p>
          </table:table-cell>
          <table:table-cell table:style-name="ce7" table:formula="of:=[Sheet1.H24]" office:value-type="float" office:value="57.65" calcext:value-type="float">
            <text:p>57.65</text:p>
          </table:table-cell>
          <table:table-cell table:style-name="ce7" table:formula="of:=[Sheet1.G24]" office:value-type="float" office:value="0.143167662620544" calcext:value-type="float">
            <text:p>0.1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lph-0.1</text:p>
          </table:table-cell>
          <table:table-cell table:style-name="ce2" table:formula="of:=CONCATENATE([Sheet1.B7];&quot;/&quot;;[Sheet1.F7]; &quot; (&quot;;[Sheet1.C7];&quot;%)&quot;)" office:value-type="string" office:string-value="34/50 (68%)" calcext:value-type="string">
            <text:p>34/50 (68%)</text:p>
          </table:table-cell>
          <table:table-cell table:style-name="ce7" table:formula="of:=-[Sheet1.I7]" office:value-type="float" office:value="9.05882352941176" calcext:value-type="float">
            <text:p>9.06</text:p>
          </table:table-cell>
          <table:table-cell table:style-name="ce7" table:formula="of:=[Sheet1.G7]" office:value-type="float" office:value="0.137648778803208" calcext:value-type="float">
            <text:p>0.14</text:p>
          </table:table-cell>
          <table:table-cell table:style-name="ce7" table:formula="of:=CONCATENATE([Sheet1.B25];&quot;/&quot;;[Sheet1.F25]; &quot; (&quot;;[Sheet1.C25];&quot;%)&quot;)" office:value-type="string" office:string-value="20/20 (100%)" calcext:value-type="string">
            <text:p>20/20 (100%)</text:p>
          </table:table-cell>
          <table:table-cell table:style-name="ce7" table:formula="of:=[Sheet1.H25]" office:value-type="float" office:value="70.35" calcext:value-type="float">
            <text:p>70.35</text:p>
          </table:table-cell>
          <table:table-cell table:style-name="ce7" table:formula="of:=[Sheet1.G25]" office:value-type="float" office:value="0.151962673664093" calcext:value-type="float">
            <text:p>0.1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lph-0.0</text:p>
          </table:table-cell>
          <table:table-cell table:style-name="ce2" table:formula="of:=CONCATENATE([Sheet1.B8];&quot;/&quot;;[Sheet1.F8]; &quot; (&quot;;[Sheet1.C8];&quot;%)&quot;)" office:value-type="string" office:string-value="33/50 (66%)" calcext:value-type="string">
            <text:p>33/50 (66%)</text:p>
          </table:table-cell>
          <table:table-cell table:style-name="ce7" table:formula="of:=-[Sheet1.I8]" office:value-type="float" office:value="8.75757575757576" calcext:value-type="float">
            <text:p>8.76</text:p>
          </table:table-cell>
          <table:table-cell table:style-name="ce7" table:formula="of:=[Sheet1.G8]" office:value-type="float" office:value="0.134097308823557" calcext:value-type="float">
            <text:p>0.13</text:p>
          </table:table-cell>
          <table:table-cell table:style-name="ce7" table:formula="of:=CONCATENATE([Sheet1.B26];&quot;/&quot;;[Sheet1.F26]; &quot; (&quot;;[Sheet1.C26];&quot;%)&quot;)" office:value-type="string" office:string-value="20/20 (100%)" calcext:value-type="string">
            <text:p>20/20 (100%)</text:p>
          </table:table-cell>
          <table:table-cell table:style-name="ce7" table:formula="of:=[Sheet1.H26]" office:value-type="float" office:value="36.85" calcext:value-type="float">
            <text:p>36.85</text:p>
          </table:table-cell>
          <table:table-cell table:style-name="ce7" table:formula="of:=[Sheet1.G26]" office:value-type="float" office:value="0.139592921733856" calcext:value-type="float">
            <text:p>0.1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o-lo-30</text:p>
          </table:table-cell>
          <table:table-cell table:number-columns-repeated="6" table:style-name="ce2" office:value-type="string" calcext:value-type="string">
            <text:p>-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o-lo-15</text:p>
          </table:table-cell>
          <table:table-cell table:number-columns-repeated="6" table:style-name="ce2" office:value-type="string" calcext:value-type="string">
            <text:p>-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o-gl-30</text:p>
          </table:table-cell>
          <table:table-cell table:number-columns-repeated="6" table:style-name="ce2" office:value-type="string" calcext:value-type="string">
            <text:p>-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o-gl-15</text:p>
          </table:table-cell>
          <table:table-cell table:number-columns-repeated="6" table:style-name="ce2" office:value-type="string" calcext:value-type="string">
            <text:p>-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roblem</text:p>
          </table:table-cell>
          <table:table-cell table:style-name="ce3" office:value-type="string" calcext:value-type="string" table:number-columns-spanned="3" table:number-rows-spanned="1">
            <text:p>triangle-tw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rectangle-tw</text:p>
          </table:table-cell>
          <table:covered-table-cell table:number-columns-repeated="2" table:style-name="ce4"/>
        </table:table-row>
        <table:table-row table:style-name="ro1">
          <table:table-cell table:number-columns-repeated="2"/>
          <table:table-cell table:style-name="ce1" office:value-type="string" calcext:value-type="string">
            <text:p>Determinizer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ml-ff</text:p>
          </table:table-cell>
          <table:table-cell table:style-name="ce2" table:formula="of:=CONCATENATE([Sheet1.B32];&quot;/&quot;;[Sheet1.F32]; &quot; (&quot;;[Sheet1.C32];&quot;%)&quot;)" office:value-type="string" office:string-value="50/50 (100%)" calcext:value-type="string">
            <text:p>50/50 (100%)</text:p>
          </table:table-cell>
          <table:table-cell table:style-name="ce7" table:formula="of:=[Sheet1.H32]" office:value-type="float" office:value="21.28" calcext:value-type="float">
            <text:p>21.28</text:p>
          </table:table-cell>
          <table:table-cell table:style-name="ce7" table:formula="of:=[Sheet1.G32]" office:value-type="float" office:value="0.100914301872253" calcext:value-type="float">
            <text:p>0.10</text:p>
          </table:table-cell>
          <table:table-cell table:style-name="ce7" table:formula="of:=CONCATENATE([Sheet1.B45];&quot;/&quot;;[Sheet1.F45]; &quot; (&quot;;ROUND([Sheet1.C45];2);&quot;%)&quot;)" office:value-type="string" office:string-value="11/30 (36.67%)" calcext:value-type="string">
            <text:p>11/30 (36.67%)</text:p>
          </table:table-cell>
          <table:table-cell table:style-name="ce7" table:formula="of:=[Sheet1.H45]" office:value-type="float" office:value="6.27272727272727" calcext:value-type="float">
            <text:p>6.27</text:p>
          </table:table-cell>
          <table:table-cell table:style-name="ce7" table:formula="of:=[Sheet1.G45]" office:value-type="float" office:value="0.00997439297762784" calcext:value-type="float">
            <text:p>0.0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ma-ff</text:p>
          </table:table-cell>
          <table:table-cell table:style-name="ce2" table:formula="of:=CONCATENATE([Sheet1.B33];&quot;/&quot;;[Sheet1.F33]; &quot; (&quot;;[Sheet1.C33];&quot;%)&quot;)" office:value-type="string" office:string-value="50/50 (100%)" calcext:value-type="string">
            <text:p>50/50 (100%)</text:p>
          </table:table-cell>
          <table:table-cell table:style-name="ce7" table:formula="of:=[Sheet1.H33]" office:value-type="float" office:value="21.04" calcext:value-type="float">
            <text:p>21.04</text:p>
          </table:table-cell>
          <table:table-cell table:style-name="ce7" table:formula="of:=[Sheet1.G33]" office:value-type="float" office:value="0.0940609073638916" calcext:value-type="float">
            <text:p>0.09</text:p>
          </table:table-cell>
          <table:table-cell table:style-name="ce7" table:formula="of:=CONCATENATE([Sheet1.B46];&quot;/&quot;;[Sheet1.F46]; &quot; (&quot;;ROUND([Sheet1.C46];2);&quot;%)&quot;)" office:value-type="string" office:string-value="16/30 (53.33%)" calcext:value-type="string">
            <text:p>16/30 (53.33%)</text:p>
          </table:table-cell>
          <table:table-cell table:style-name="ce7" table:formula="of:=[Sheet1.H46]" office:value-type="float" office:value="4.9375" calcext:value-type="float">
            <text:p>4.94</text:p>
          </table:table-cell>
          <table:table-cell table:style-name="ce7" table:formula="of:=[Sheet1.G46]" office:value-type="float" office:value="0.0095394104719162" calcext:value-type="float">
            <text:p>0.0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o-ff</text:p>
          </table:table-cell>
          <table:table-cell table:style-name="ce2" table:formula="of:=CONCATENATE([Sheet1.B34];&quot;/&quot;;[Sheet1.F34]; &quot; (&quot;;[Sheet1.C34];&quot;%)&quot;)" office:value-type="string" office:string-value="8/50 (16%)" calcext:value-type="string">
            <text:p>8/50 (16%)</text:p>
          </table:table-cell>
          <table:table-cell table:style-name="ce7" table:formula="of:=[Sheet1.H34]" office:value-type="float" office:value="2.25" calcext:value-type="float">
            <text:p>2.25</text:p>
          </table:table-cell>
          <table:table-cell table:style-name="ce7" table:formula="of:=[Sheet1.G34]" office:value-type="float" office:value="0.00813236832618713" calcext:value-type="float">
            <text:p>0.01</text:p>
          </table:table-cell>
          <table:table-cell table:style-name="ce7" table:formula="of:=CONCATENATE([Sheet1.B47];&quot;/&quot;;[Sheet1.F47]; &quot; (&quot;;ROUND([Sheet1.C47];2);&quot;%)&quot;)" office:value-type="string" office:string-value="11/30 (36.67%)" calcext:value-type="string">
            <text:p>11/30 (36.67%)</text:p>
          </table:table-cell>
          <table:table-cell table:style-name="ce7" table:formula="of:=[Sheet1.H47]" office:value-type="float" office:value="6.09090909090909" calcext:value-type="float">
            <text:p>6.09</text:p>
          </table:table-cell>
          <table:table-cell table:style-name="ce7" table:formula="of:=[Sheet1.G47]" office:value-type="float" office:value="0.0106214610013095" calcext:value-type="float">
            <text:p>0.0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lph-1.0</text:p>
          </table:table-cell>
          <table:table-cell table:style-name="ce2" table:formula="of:=CONCATENATE([Sheet1.B35];&quot;/&quot;;[Sheet1.F35]; &quot; (&quot;;[Sheet1.C35];&quot;%)&quot;)" office:value-type="string" office:string-value="6/50 (12%)" calcext:value-type="string">
            <text:p>6/50 (12%)</text:p>
          </table:table-cell>
          <table:table-cell table:style-name="ce7" table:formula="of:=[Sheet1.H35]" office:value-type="float" office:value="3.33333333333333" calcext:value-type="float">
            <text:p>3.33</text:p>
          </table:table-cell>
          <table:table-cell table:style-name="ce7" table:formula="of:=[Sheet1.G35]" office:value-type="float" office:value="0.080381433169047" calcext:value-type="float">
            <text:p>0.08</text:p>
          </table:table-cell>
          <table:table-cell table:style-name="ce7" table:formula="of:=CONCATENATE([Sheet1.B48];&quot;/&quot;;[Sheet1.F48]; &quot; (&quot;;ROUND([Sheet1.C48];2);&quot;%)&quot;)" office:value-type="string" office:string-value="13/30 (43.33%)" calcext:value-type="string">
            <text:p>13/30 (43.33%)</text:p>
          </table:table-cell>
          <table:table-cell table:style-name="ce7" table:formula="of:=[Sheet1.H48]" office:value-type="float" office:value="4.46153846153846" calcext:value-type="float">
            <text:p>4.46</text:p>
          </table:table-cell>
          <table:table-cell table:style-name="ce7" table:formula="of:=[Sheet1.G48]" office:value-type="float" office:value="0.117245325675377" calcext:value-type="float">
            <text:p>0.1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lph-0.2</text:p>
          </table:table-cell>
          <table:table-cell table:style-name="ce2" table:formula="of:=CONCATENATE([Sheet1.B36];&quot;/&quot;;[Sheet1.F36]; &quot; (&quot;;[Sheet1.C36];&quot;%)&quot;)" office:value-type="string" office:string-value="6/50 (12%)" calcext:value-type="string">
            <text:p>6/50 (12%)</text:p>
          </table:table-cell>
          <table:table-cell table:style-name="ce7" table:formula="of:=[Sheet1.H36]" office:value-type="float" office:value="2.66666666666667" calcext:value-type="float">
            <text:p>2.67</text:p>
          </table:table-cell>
          <table:table-cell table:style-name="ce7" table:formula="of:=[Sheet1.G36]" office:value-type="float" office:value="0.0749783118565877" calcext:value-type="float">
            <text:p>0.07</text:p>
          </table:table-cell>
          <table:table-cell table:style-name="ce7" table:formula="of:=CONCATENATE([Sheet1.B49];&quot;/&quot;;[Sheet1.F49]; &quot; (&quot;;ROUND([Sheet1.C49];2);&quot;%)&quot;)" office:value-type="string" office:string-value="9/30 (30%)" calcext:value-type="string">
            <text:p>9/30 (30%)</text:p>
          </table:table-cell>
          <table:table-cell table:style-name="ce7" table:formula="of:=[Sheet1.H49]" office:value-type="float" office:value="4.22222222222222" calcext:value-type="float">
            <text:p>4.22</text:p>
          </table:table-cell>
          <table:table-cell table:style-name="ce7" table:formula="of:=[Sheet1.G49]" office:value-type="float" office:value="0.111890448464288" calcext:value-type="float">
            <text:p>0.1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lph-0.1</text:p>
          </table:table-cell>
          <table:table-cell table:style-name="ce2" table:formula="of:=CONCATENATE([Sheet1.B37];&quot;/&quot;;[Sheet1.F37]; &quot; (&quot;;[Sheet1.C37];&quot;%)&quot;)" office:value-type="string" office:string-value="6/50 (12%)" calcext:value-type="string">
            <text:p>6/50 (12%)</text:p>
          </table:table-cell>
          <table:table-cell table:style-name="ce7" table:formula="of:=[Sheet1.H37]" office:value-type="float" office:value="2.33333333333333" calcext:value-type="float">
            <text:p>2.33</text:p>
          </table:table-cell>
          <table:table-cell table:style-name="ce7" table:formula="of:=[Sheet1.G37]" office:value-type="float" office:value="0.0768028895060221" calcext:value-type="float">
            <text:p>0.08</text:p>
          </table:table-cell>
          <table:table-cell table:style-name="ce7" table:formula="of:=CONCATENATE([Sheet1.B50];&quot;/&quot;;[Sheet1.F50]; &quot; (&quot;;ROUND([Sheet1.C50];2);&quot;%)&quot;)" office:value-type="string" office:string-value="9/30 (30%)" calcext:value-type="string">
            <text:p>9/30 (30%)</text:p>
          </table:table-cell>
          <table:table-cell table:style-name="ce7" table:formula="of:=[Sheet1.H50]" office:value-type="float" office:value="4.66666666666667" calcext:value-type="float">
            <text:p>4.67</text:p>
          </table:table-cell>
          <table:table-cell table:style-name="ce7" table:formula="of:=[Sheet1.G50]" office:value-type="float" office:value="0.119599262873332" calcext:value-type="float">
            <text:p>0.1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lph-0.0</text:p>
          </table:table-cell>
          <table:table-cell table:style-name="ce2" table:formula="of:=CONCATENATE([Sheet1.B38];&quot;/&quot;;[Sheet1.F38]; &quot; (&quot;;[Sheet1.C38];&quot;%)&quot;)" office:value-type="string" office:string-value="7/50 (14%)" calcext:value-type="string">
            <text:p>7/50 (14%)</text:p>
          </table:table-cell>
          <table:table-cell table:style-name="ce7" table:formula="of:=[Sheet1.H38]" office:value-type="float" office:value="2.28571428571429" calcext:value-type="float">
            <text:p>2.29</text:p>
          </table:table-cell>
          <table:table-cell table:style-name="ce7" table:formula="of:=[Sheet1.G38]" office:value-type="float" office:value="0.0734719208308629" calcext:value-type="float">
            <text:p>0.07</text:p>
          </table:table-cell>
          <table:table-cell table:style-name="ce7" table:formula="of:=CONCATENATE([Sheet1.B51];&quot;/&quot;;[Sheet1.F51]; &quot; (&quot;;ROUND([Sheet1.C51];2);&quot;%)&quot;)" office:value-type="string" office:string-value="15/30 (50%)" calcext:value-type="string">
            <text:p>15/30 (50%)</text:p>
          </table:table-cell>
          <table:table-cell table:style-name="ce7" table:formula="of:=[Sheet1.H51]" office:value-type="float" office:value="4.53333333333333" calcext:value-type="float">
            <text:p>4.53</text:p>
          </table:table-cell>
          <table:table-cell table:style-name="ce7" table:formula="of:=[Sheet1.G51]" office:value-type="float" office:value="0.117674430211385" calcext:value-type="float">
            <text:p>0.1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o-lo-30</text:p>
          </table:table-cell>
          <table:table-cell table:style-name="ce2" table:formula="of:=CONCATENATE([Sheet1.B39];&quot;/&quot;;[Sheet1.F39]; &quot; (&quot;;[Sheet1.C39];&quot;%)&quot;)" office:value-type="string" office:string-value="49/50 (98%)" calcext:value-type="string">
            <text:p>49/50 (98%)</text:p>
          </table:table-cell>
          <table:table-cell table:style-name="ce7" table:formula="of:=[Sheet1.H39]" office:value-type="float" office:value="20.7755102040816" calcext:value-type="float">
            <text:p>20.78</text:p>
          </table:table-cell>
          <table:table-cell table:style-name="ce7" table:formula="of:=[Sheet1.G39]" office:value-type="float" office:value="20.0113551227414" calcext:value-type="float">
            <text:p>20.01</text:p>
          </table:table-cell>
          <table:table-cell table:style-name="ce7" table:formula="of:=CONCATENATE([Sheet1.B52];&quot;/&quot;;[Sheet1.F52]; &quot; (&quot;;ROUND([Sheet1.C52];2);&quot;%)&quot;)" office:value-type="string" office:string-value="30/30 (100%)" calcext:value-type="string">
            <text:p>30/30 (100%)</text:p>
          </table:table-cell>
          <table:table-cell table:style-name="ce7" table:formula="of:=[Sheet1.H52]" office:value-type="float" office:value="10.6333333333333" calcext:value-type="float">
            <text:p>10.63</text:p>
          </table:table-cell>
          <table:table-cell table:style-name="ce7" table:formula="of:=[Sheet1.G52]" office:value-type="float" office:value="40.6435377041499" calcext:value-type="float">
            <text:p>40.6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o-lo-15</text:p>
          </table:table-cell>
          <table:table-cell table:style-name="ce2" table:formula="of:=CONCATENATE([Sheet1.B40];&quot;/&quot;;[Sheet1.F40]; &quot; (&quot;;[Sheet1.C40];&quot;%)&quot;)" office:value-type="string" office:string-value="46/50 (92%)" calcext:value-type="string">
            <text:p>46/50 (92%)</text:p>
          </table:table-cell>
          <table:table-cell table:style-name="ce7" table:formula="of:=[Sheet1.H40]" office:value-type="float" office:value="21.304347826087" calcext:value-type="float">
            <text:p>21.30</text:p>
          </table:table-cell>
          <table:table-cell table:style-name="ce7" table:formula="of:=[Sheet1.G40]" office:value-type="float" office:value="8.44935311441836" calcext:value-type="float">
            <text:p>8.45</text:p>
          </table:table-cell>
          <table:table-cell table:style-name="ce7" table:formula="of:=CONCATENATE([Sheet1.B53];&quot;/&quot;;[Sheet1.F53]; &quot; (&quot;;ROUND([Sheet1.C53];2);&quot;%)&quot;)" office:value-type="string" office:string-value="24/30 (80%)" calcext:value-type="string">
            <text:p>24/30 (80%)</text:p>
          </table:table-cell>
          <table:table-cell table:style-name="ce7" table:formula="of:=[Sheet1.H53]" office:value-type="float" office:value="9.875" calcext:value-type="float">
            <text:p>9.88</text:p>
          </table:table-cell>
          <table:table-cell table:style-name="ce7" table:formula="of:=[Sheet1.G53]" office:value-type="float" office:value="11.0866899689039" calcext:value-type="float">
            <text:p>11.0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o-gl-30</text:p>
          </table:table-cell>
          <table:table-cell table:style-name="ce2" table:formula="of:=CONCATENATE([Sheet1.B41];&quot;/&quot;;[Sheet1.F41]; &quot; (&quot;;[Sheet1.C41];&quot;%)&quot;)" office:value-type="string" office:string-value="49/50 (98%)" calcext:value-type="string">
            <text:p>49/50 (98%)</text:p>
          </table:table-cell>
          <table:table-cell table:style-name="ce7" table:formula="of:=[Sheet1.H41]" office:value-type="float" office:value="21.7959183673469" calcext:value-type="float">
            <text:p>21.80</text:p>
          </table:table-cell>
          <table:table-cell table:style-name="ce7" table:formula="of:=[Sheet1.G41]" office:value-type="float" office:value="27.7412387546228" calcext:value-type="float">
            <text:p>27.74</text:p>
          </table:table-cell>
          <table:table-cell table:style-name="ce7" table:formula="of:=CONCATENATE([Sheet1.B54];&quot;/&quot;;[Sheet1.F54]; &quot; (&quot;;ROUND([Sheet1.C54];2);&quot;%)&quot;)" office:value-type="string" office:string-value="27/30 (90%)" calcext:value-type="string">
            <text:p>27/30 (90%)</text:p>
          </table:table-cell>
          <table:table-cell table:style-name="ce7" table:formula="of:=[Sheet1.H54]" office:value-type="float" office:value="10.1851851851852" calcext:value-type="float">
            <text:p>10.19</text:p>
          </table:table-cell>
          <table:table-cell table:style-name="ce7" table:formula="of:=[Sheet1.G54]" office:value-type="float" office:value="33.9106981666" calcext:value-type="float">
            <text:p>33.9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o-gl-15</text:p>
          </table:table-cell>
          <table:table-cell table:style-name="ce2" table:formula="of:=CONCATENATE([Sheet1.B42];&quot;/&quot;;[Sheet1.F42]; &quot; (&quot;;[Sheet1.C42];&quot;%)&quot;)" office:value-type="string" office:string-value="47/50 (94%)" calcext:value-type="string">
            <text:p>47/50 (94%)</text:p>
          </table:table-cell>
          <table:table-cell table:style-name="ce7" table:formula="of:=[Sheet1.H42]" office:value-type="float" office:value="21.2553191489362" calcext:value-type="float">
            <text:p>21.26</text:p>
          </table:table-cell>
          <table:table-cell table:style-name="ce7" table:formula="of:=[Sheet1.G42]" office:value-type="float" office:value="17.7103972992999" calcext:value-type="float">
            <text:p>17.71</text:p>
          </table:table-cell>
          <table:table-cell table:style-name="ce7" table:formula="of:=CONCATENATE([Sheet1.B55];&quot;/&quot;;[Sheet1.F55]; &quot; (&quot;;ROUND([Sheet1.C55];2);&quot;%)&quot;)" office:value-type="string" office:string-value="25/30 (83.33%)" calcext:value-type="string">
            <text:p>25/30 (83.33%)</text:p>
          </table:table-cell>
          <table:table-cell table:style-name="ce7" table:formula="of:=[Sheet1.H55]" office:value-type="float" office:value="10.12" calcext:value-type="float">
            <text:p>10.12</text:p>
          </table:table-cell>
          <table:table-cell table:style-name="ce7" table:formula="of:=[Sheet1.G55]" office:value-type="float" office:value="18.0608122730255" calcext:value-type="float">
            <text:p>18.0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roblem</text:p>
          </table:table-cell>
          <table:table-cell table:style-name="ce3" office:value-type="string" calcext:value-type="string" table:number-columns-spanned="3" table:number-rows-spanned="1">
            <text:p>blocksworld</text:p>
          </table:table-cell>
          <table:covered-table-cell table:number-columns-repeated="2" table:style-name="ce6"/>
          <table:table-cell table:style-name="ce3" office:value-type="string" calcext:value-type="string" table:number-columns-spanned="3" table:number-rows-spanned="1">
            <text:p>schedule</text:p>
          </table:table-cell>
          <table:covered-table-cell table:number-columns-repeated="2" table:style-name="ce4"/>
        </table:table-row>
        <table:table-row table:style-name="ro1">
          <table:table-cell table:number-columns-repeated="2"/>
          <table:table-cell table:style-name="ce1" office:value-type="string" calcext:value-type="string">
            <text:p>Determinizer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ml-ff</text:p>
          </table:table-cell>
          <table:table-cell table:style-name="ce2" table:formula="of:=CONCATENATE([Sheet1.B59];&quot;/&quot;;[Sheet1.F59]; &quot; (&quot;;[Sheet1.C59];&quot;%)&quot;)" office:value-type="string" office:string-value="30/30 (100%)" calcext:value-type="string">
            <text:p>30/30 (100%)</text:p>
          </table:table-cell>
          <table:table-cell table:style-name="ce7" table:formula="of:=[Sheet1.H59]" office:value-type="float" office:value="45.1666666666667" calcext:value-type="float">
            <text:p>45.17</text:p>
          </table:table-cell>
          <table:table-cell table:style-name="ce7" table:formula="of:=[Sheet1.G59]" office:value-type="float" office:value="0.0160635073979696" calcext:value-type="float">
            <text:p>0.02</text:p>
          </table:table-cell>
          <table:table-cell table:style-name="ce7" table:formula="of:=CONCATENATE([Sheet1.B69];&quot;/&quot;;[Sheet1.F69]; &quot; (&quot;;[Sheet1.C69];&quot;%)&quot;)" office:value-type="string" office:string-value="0/50 (0%)" calcext:value-type="string">
            <text:p>0/50 (0%)</text:p>
          </table:table-cell>
          <table:table-cell table:number-columns-repeated="2" table:style-name="ce7" office:value-type="string" calcext:value-type="string">
            <text:p>-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ma-ff</text:p>
          </table:table-cell>
          <table:table-cell table:style-name="ce2" table:formula="of:=CONCATENATE([Sheet1.B60];&quot;/&quot;;[Sheet1.F60]; &quot; (&quot;;[Sheet1.C60];&quot;%)&quot;)" office:value-type="string" office:string-value="30/30 (100%)" calcext:value-type="string">
            <text:p>30/30 (100%)</text:p>
          </table:table-cell>
          <table:table-cell table:style-name="ce7" table:formula="of:=[Sheet1.H60]" office:value-type="float" office:value="45.9333333333333" calcext:value-type="float">
            <text:p>45.93</text:p>
          </table:table-cell>
          <table:table-cell table:style-name="ce7" table:formula="of:=[Sheet1.G60]" office:value-type="float" office:value="0.0261123100916545" calcext:value-type="float">
            <text:p>0.03</text:p>
          </table:table-cell>
          <table:table-cell table:style-name="ce7" table:formula="of:=CONCATENATE([Sheet1.B70];&quot;/&quot;;[Sheet1.F70]; &quot; (&quot;;[Sheet1.C70];&quot;%)&quot;)" office:value-type="string" office:string-value="30/50 (60%)" calcext:value-type="string">
            <text:p>30/50 (60%)</text:p>
          </table:table-cell>
          <table:table-cell table:style-name="ce7" table:formula="of:=[Sheet1.H70]" office:value-type="float" office:value="24.2" calcext:value-type="float">
            <text:p>24.20</text:p>
          </table:table-cell>
          <table:table-cell table:style-name="ce7" table:formula="of:=[Sheet1.I70]" office:value-type="float" office:value="-23.2" calcext:value-type="float">
            <text:p>-23.2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o-ff</text:p>
          </table:table-cell>
          <table:table-cell table:style-name="ce2" table:formula="of:=CONCATENATE([Sheet1.B61];&quot;/&quot;;[Sheet1.F61]; &quot; (&quot;;[Sheet1.C61];&quot;%)&quot;)" office:value-type="string" office:string-value="30/30 (100%)" calcext:value-type="string">
            <text:p>30/30 (100%)</text:p>
          </table:table-cell>
          <table:table-cell table:style-name="ce7" table:formula="of:=[Sheet1.H61]" office:value-type="float" office:value="43.2333333333333" calcext:value-type="float">
            <text:p>43.23</text:p>
          </table:table-cell>
          <table:table-cell table:style-name="ce7" table:formula="of:=[Sheet1.G61]" office:value-type="float" office:value="0.0464312553405762" calcext:value-type="float">
            <text:p>0.05</text:p>
          </table:table-cell>
          <table:table-cell table:style-name="ce7" table:formula="of:=CONCATENATE([Sheet1.B71];&quot;/&quot;;[Sheet1.F71]; &quot; (&quot;;[Sheet1.C71];&quot;%)&quot;)" office:value-type="string" office:string-value="30/50 (60%)" calcext:value-type="string">
            <text:p>30/50 (60%)</text:p>
          </table:table-cell>
          <table:table-cell table:style-name="ce7" table:formula="of:=[Sheet1.H71]" office:value-type="float" office:value="23.2" calcext:value-type="float">
            <text:p>23.20</text:p>
          </table:table-cell>
          <table:table-cell table:style-name="ce7" table:formula="of:=[Sheet1.I71]" office:value-type="float" office:value="-22.2" calcext:value-type="float">
            <text:p>-22.2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lph-1.0</text:p>
          </table:table-cell>
          <table:table-cell table:style-name="ce2" table:formula="of:=CONCATENATE([Sheet1.B62];&quot;/&quot;;[Sheet1.F62]; &quot; (&quot;;[Sheet1.C62];&quot;%)&quot;)" office:value-type="string" office:string-value="30/30 (100%)" calcext:value-type="string">
            <text:p>30/30 (100%)</text:p>
          </table:table-cell>
          <table:table-cell table:style-name="ce7" table:formula="of:=[Sheet1.H62]" office:value-type="float" office:value="15.4" calcext:value-type="float">
            <text:p>15.40</text:p>
          </table:table-cell>
          <table:table-cell table:style-name="ce7" table:formula="of:=[Sheet1.G62]" office:value-type="float" office:value="0.134572768211365" calcext:value-type="float">
            <text:p>0.13</text:p>
          </table:table-cell>
          <table:table-cell table:style-name="ce7" table:formula="of:=CONCATENATE([Sheet1.B72];&quot;/&quot;;[Sheet1.F72]; &quot; (&quot;;[Sheet1.C72];&quot;%)&quot;)" office:value-type="string" office:string-value="50/50 (100%)" calcext:value-type="string">
            <text:p>50/50 (100%)</text:p>
          </table:table-cell>
          <table:table-cell table:style-name="ce7" table:formula="of:=[Sheet1.H72]" office:value-type="float" office:value="27" calcext:value-type="float">
            <text:p>27.00</text:p>
          </table:table-cell>
          <table:table-cell table:style-name="ce7" table:formula="of:=[Sheet1.I72]" office:value-type="float" office:value="-26" calcext:value-type="float">
            <text:p>-26.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lph-0.2</text:p>
          </table:table-cell>
          <table:table-cell table:style-name="ce2" table:formula="of:=CONCATENATE([Sheet1.B63];&quot;/&quot;;[Sheet1.F63]; &quot; (&quot;;[Sheet1.C63];&quot;%)&quot;)" office:value-type="string" office:string-value="30/30 (100%)" calcext:value-type="string">
            <text:p>30/30 (100%)</text:p>
          </table:table-cell>
          <table:table-cell table:style-name="ce7" table:formula="of:=[Sheet1.H63]" office:value-type="float" office:value="15.7333333333333" calcext:value-type="float">
            <text:p>15.73</text:p>
          </table:table-cell>
          <table:table-cell table:style-name="ce7" table:formula="of:=[Sheet1.G63]" office:value-type="float" office:value="0.135735893249512" calcext:value-type="float">
            <text:p>0.14</text:p>
          </table:table-cell>
          <table:table-cell table:style-name="ce7" table:formula="of:=CONCATENATE([Sheet1.B73];&quot;/&quot;;[Sheet1.F73]; &quot; (&quot;;[Sheet1.C73];&quot;%)&quot;)" office:value-type="string" office:string-value="50/50 (100%)" calcext:value-type="string">
            <text:p>50/50 (100%)</text:p>
          </table:table-cell>
          <table:table-cell table:style-name="ce7" table:formula="of:=[Sheet1.H73]" office:value-type="float" office:value="34.14" calcext:value-type="float">
            <text:p>34.14</text:p>
          </table:table-cell>
          <table:table-cell table:style-name="ce7" table:formula="of:=[Sheet1.I73]" office:value-type="float" office:value="-33.14" calcext:value-type="float">
            <text:p>-33.1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lph-0.1</text:p>
          </table:table-cell>
          <table:table-cell table:style-name="ce2" table:formula="of:=CONCATENATE([Sheet1.B64];&quot;/&quot;;[Sheet1.F64]; &quot; (&quot;;[Sheet1.C64];&quot;%)&quot;)" office:value-type="string" office:string-value="30/30 (100%)" calcext:value-type="string">
            <text:p>30/30 (100%)</text:p>
          </table:table-cell>
          <table:table-cell table:style-name="ce7" table:formula="of:=[Sheet1.H64]" office:value-type="float" office:value="15.6666666666667" calcext:value-type="float">
            <text:p>15.67</text:p>
          </table:table-cell>
          <table:table-cell table:style-name="ce7" table:formula="of:=[Sheet1.G64]" office:value-type="float" office:value="0.134206597010295" calcext:value-type="float">
            <text:p>0.13</text:p>
          </table:table-cell>
          <table:table-cell table:style-name="ce7" table:formula="of:=CONCATENATE([Sheet1.B74];&quot;/&quot;;[Sheet1.F74]; &quot; (&quot;;[Sheet1.C74];&quot;%)&quot;)" office:value-type="string" office:string-value="50/50 (100%)" calcext:value-type="string">
            <text:p>50/50 (100%)</text:p>
          </table:table-cell>
          <table:table-cell table:style-name="ce7" table:formula="of:=[Sheet1.H74]" office:value-type="float" office:value="27.18" calcext:value-type="float">
            <text:p>27.18</text:p>
          </table:table-cell>
          <table:table-cell table:style-name="ce7" table:formula="of:=[Sheet1.I74]" office:value-type="float" office:value="-26.18" calcext:value-type="float">
            <text:p>-26.1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lph-0.0</text:p>
          </table:table-cell>
          <table:table-cell table:style-name="ce2" table:formula="of:=CONCATENATE([Sheet1.B65];&quot;/&quot;;[Sheet1.F65]; &quot; (&quot;;[Sheet1.C65];&quot;%)&quot;)" office:value-type="string" office:string-value="30/30 (100%)" calcext:value-type="string">
            <text:p>30/30 (100%)</text:p>
          </table:table-cell>
          <table:table-cell table:style-name="ce7" table:formula="of:=[Sheet1.H65]" office:value-type="float" office:value="14.9666666666667" calcext:value-type="float">
            <text:p>14.97</text:p>
          </table:table-cell>
          <table:table-cell table:style-name="ce7" table:formula="of:=[Sheet1.G65]" office:value-type="float" office:value="0.134203163782756" calcext:value-type="float">
            <text:p>0.13</text:p>
          </table:table-cell>
          <table:table-cell table:style-name="ce7" table:formula="of:=CONCATENATE([Sheet1.B75];&quot;/&quot;;[Sheet1.F75]; &quot; (&quot;;[Sheet1.C75];&quot;%)&quot;)" office:value-type="string" office:string-value="50/50 (100%)" calcext:value-type="string">
            <text:p>50/50 (100%)</text:p>
          </table:table-cell>
          <table:table-cell table:style-name="ce7" table:formula="of:=[Sheet1.H75]" office:value-type="float" office:value="30.24" calcext:value-type="float">
            <text:p>30.24</text:p>
          </table:table-cell>
          <table:table-cell table:style-name="ce7" table:formula="of:=[Sheet1.I75]" office:value-type="float" office:value="-29.24" calcext:value-type="float">
            <text:p>-29.2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o-lo-30</text:p>
          </table:table-cell>
          <table:table-cell table:number-columns-repeated="6" table:style-name="ce2" office:value-type="string" calcext:value-type="string">
            <text:p>-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o-lo-15</text:p>
          </table:table-cell>
          <table:table-cell table:number-columns-repeated="6" table:style-name="ce2" office:value-type="string" calcext:value-type="string">
            <text:p>-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o-gl-30</text:p>
          </table:table-cell>
          <table:table-cell table:number-columns-repeated="6" table:style-name="ce2" office:value-type="string" calcext:value-type="string">
            <text:p>-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o-gl-15</text:p>
          </table:table-cell>
          <table:table-cell table:number-columns-repeated="6" table:style-name="ce2" office:value-type="string" calcext:value-type="string">
            <text:p>-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roblem</text:p>
          </table:table-cell>
          <table:table-cell table:style-name="ce5" office:value-type="string" calcext:value-type="string" table:number-columns-spanned="3" table:number-rows-spanned="1">
            <text:p>terrain</text:p>
          </table:table-cell>
          <table:covered-table-cell table:number-columns-repeated="2" table:style-name="ce8"/>
          <table:table-cell table:style-name="ce5" office:value-type="string" calcext:value-type="string" table:number-columns-spanned="3" table:number-rows-spanned="1">
            <text:p>imagine-simple</text:p>
          </table:table-cell>
          <table:covered-table-cell table:number-columns-repeated="2" table:style-name="ce10"/>
        </table:table-row>
        <table:table-row table:style-name="ro1">
          <table:table-cell table:number-columns-repeated="2"/>
          <table:table-cell table:style-name="ce1" office:value-type="string" calcext:value-type="string">
            <text:p>Determinizer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ml-ff</text:p>
          </table:table-cell>
          <table:table-cell table:style-name="ce2" table:formula="of:=CONCATENATE([Sheet1.B79];&quot;/&quot;;[Sheet1.F79]; &quot; (&quot;;ROUND([Sheet1.C79];2);&quot;%)&quot;)" office:value-type="string" office:string-value="21/30 (70%)" calcext:value-type="string">
            <text:p>21/30 (70%)</text:p>
          </table:table-cell>
          <table:table-cell table:formula="of:=[Sheet1.H79]" office:value-type="float" office:value="8.33333333333333" calcext:value-type="float">
            <text:p>8.33</text:p>
          </table:table-cell>
          <table:table-cell table:formula="of:=[Sheet1.G79]" office:value-type="float" office:value="0.0138817741757348" calcext:value-type="float">
            <text:p>0.01</text:p>
          </table:table-cell>
          <table:table-cell table:style-name="ce7" table:formula="of:=CONCATENATE([Sheet1.B91];&quot;/&quot;;[Sheet1.F91]; &quot; (&quot;;ROUND([Sheet1.C91];2);&quot;%)&quot;)" office:value-type="string" office:string-value="23/50 (46%)" calcext:value-type="string">
            <text:p>23/50 (46%)</text:p>
          </table:table-cell>
          <table:table-cell table:style-name="ce9" table:formula="of:=[Sheet1.H91]" office:value-type="float" office:value="20.304347826087" calcext:value-type="float">
            <text:p>20.30</text:p>
          </table:table-cell>
          <table:table-cell table:style-name="ce9" table:formula="of:=[Sheet1.G91]" office:value-type="float" office:value="0.0358358051465905" calcext:value-type="float">
            <text:p>0.0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ma-ff</text:p>
          </table:table-cell>
          <table:table-cell table:style-name="ce2" table:formula="of:=CONCATENATE([Sheet1.B80];&quot;/&quot;;[Sheet1.F80]; &quot; (&quot;;ROUND([Sheet1.C80];2);&quot;%)&quot;)" office:value-type="string" office:string-value="10/30 (33.33%)" calcext:value-type="string">
            <text:p>10/30 (33.33%)</text:p>
          </table:table-cell>
          <table:table-cell table:formula="of:=[Sheet1.H80]" office:value-type="float" office:value="21" calcext:value-type="float">
            <text:p>21.00</text:p>
          </table:table-cell>
          <table:table-cell table:formula="of:=[Sheet1.G80]" office:value-type="float" office:value="0.0204258680343628" calcext:value-type="float">
            <text:p>0.02</text:p>
          </table:table-cell>
          <table:table-cell table:style-name="ce7" table:formula="of:=CONCATENATE([Sheet1.B92];&quot;/&quot;;[Sheet1.F92]; &quot; (&quot;;ROUND([Sheet1.C92];2);&quot;%)&quot;)" office:value-type="string" office:string-value="32/50 (64%)" calcext:value-type="string">
            <text:p>32/50 (64%)</text:p>
          </table:table-cell>
          <table:table-cell table:style-name="ce9" table:formula="of:=[Sheet1.H92]" office:value-type="float" office:value="21.8125" calcext:value-type="float">
            <text:p>21.81</text:p>
          </table:table-cell>
          <table:table-cell table:style-name="ce9" table:formula="of:=[Sheet1.G92]" office:value-type="float" office:value="0.0602571070194245" calcext:value-type="float">
            <text:p>0.0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o-ff</text:p>
          </table:table-cell>
          <table:table-cell table:style-name="ce2" table:formula="of:=CONCATENATE([Sheet1.B81];&quot;/&quot;;[Sheet1.F81]; &quot; (&quot;;ROUND([Sheet1.C81];2);&quot;%)&quot;)" office:value-type="string" office:string-value="14/30 (46.67%)" calcext:value-type="string">
            <text:p>14/30 (46.67%)</text:p>
          </table:table-cell>
          <table:table-cell table:formula="of:=[Sheet1.H81]" office:value-type="float" office:value="7.42857142857143" calcext:value-type="float">
            <text:p>7.43</text:p>
          </table:table-cell>
          <table:table-cell table:formula="of:=[Sheet1.G81]" office:value-type="float" office:value="0.0129873411996024" calcext:value-type="float">
            <text:p>0.01</text:p>
          </table:table-cell>
          <table:table-cell table:style-name="ce7" table:formula="of:=CONCATENATE([Sheet1.B93];&quot;/&quot;;[Sheet1.F93]; &quot; (&quot;;ROUND([Sheet1.C93];2);&quot;%)&quot;)" office:value-type="string" office:string-value="24/50 (48%)" calcext:value-type="string">
            <text:p>24/50 (48%)</text:p>
          </table:table-cell>
          <table:table-cell table:style-name="ce9" table:formula="of:=[Sheet1.H93]" office:value-type="float" office:value="20.2916666666667" calcext:value-type="float">
            <text:p>20.29</text:p>
          </table:table-cell>
          <table:table-cell table:style-name="ce9" table:formula="of:=[Sheet1.G93]" office:value-type="float" office:value="0.0571138064066569" calcext:value-type="float">
            <text:p>0.0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lph-1.0</text:p>
          </table:table-cell>
          <table:table-cell table:style-name="ce2" table:formula="of:=CONCATENATE([Sheet1.B82];&quot;/&quot;;[Sheet1.F82]; &quot; (&quot;;ROUND([Sheet1.C82];2);&quot;%)&quot;)" office:value-type="string" office:string-value="20/30 (66.67%)" calcext:value-type="string">
            <text:p>20/30 (66.67%)</text:p>
          </table:table-cell>
          <table:table-cell table:formula="of:=[Sheet1.H82]" office:value-type="float" office:value="7.8" calcext:value-type="float">
            <text:p>7.80</text:p>
          </table:table-cell>
          <table:table-cell table:formula="of:=[Sheet1.G82]" office:value-type="float" office:value="0.102156722545624" calcext:value-type="float">
            <text:p>0.10</text:p>
          </table:table-cell>
          <table:table-cell table:style-name="ce7" table:formula="of:=CONCATENATE([Sheet1.B94];&quot;/&quot;;[Sheet1.F94]; &quot; (&quot;;ROUND([Sheet1.C94];2);&quot;%)&quot;)" office:value-type="string" office:string-value="32/50 (64%)" calcext:value-type="string">
            <text:p>32/50 (64%)</text:p>
          </table:table-cell>
          <table:table-cell table:style-name="ce9" table:formula="of:=[Sheet1.H94]" office:value-type="float" office:value="23.09375" calcext:value-type="float">
            <text:p>23.09</text:p>
          </table:table-cell>
          <table:table-cell table:style-name="ce9" table:formula="of:=[Sheet1.G94]" office:value-type="float" office:value="0.614877186715603" calcext:value-type="float">
            <text:p>0.6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lph-0.2</text:p>
          </table:table-cell>
          <table:table-cell table:style-name="ce2" table:formula="of:=CONCATENATE([Sheet1.B83];&quot;/&quot;;[Sheet1.F83]; &quot; (&quot;;ROUND([Sheet1.C83];2);&quot;%)&quot;)" office:value-type="string" office:string-value="21/30 (70%)" calcext:value-type="string">
            <text:p>21/30 (70%)</text:p>
          </table:table-cell>
          <table:table-cell table:formula="of:=[Sheet1.H83]" office:value-type="float" office:value="7.95238095238095" calcext:value-type="float">
            <text:p>7.95</text:p>
          </table:table-cell>
          <table:table-cell table:formula="of:=[Sheet1.G83]" office:value-type="float" office:value="0.102766195933024" calcext:value-type="float">
            <text:p>0.10</text:p>
          </table:table-cell>
          <table:table-cell table:style-name="ce7" table:formula="of:=CONCATENATE([Sheet1.B95];&quot;/&quot;;[Sheet1.F95]; &quot; (&quot;;ROUND([Sheet1.C95];2);&quot;%)&quot;)" office:value-type="string" office:string-value="29/50 (58%)" calcext:value-type="string">
            <text:p>29/50 (58%)</text:p>
          </table:table-cell>
          <table:table-cell table:style-name="ce9" table:formula="of:=[Sheet1.H95]" office:value-type="float" office:value="22.8965517241379" calcext:value-type="float">
            <text:p>22.90</text:p>
          </table:table-cell>
          <table:table-cell table:style-name="ce9" table:formula="of:=[Sheet1.G95]" office:value-type="float" office:value="0.614400806098149" calcext:value-type="float">
            <text:p>0.6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lph-0.1</text:p>
          </table:table-cell>
          <table:table-cell table:style-name="ce2" table:formula="of:=CONCATENATE([Sheet1.B84];&quot;/&quot;;[Sheet1.F84]; &quot; (&quot;;ROUND([Sheet1.C84];2);&quot;%)&quot;)" office:value-type="string" office:string-value="27/30 (90%)" calcext:value-type="string">
            <text:p>27/30 (90%)</text:p>
          </table:table-cell>
          <table:table-cell table:formula="of:=[Sheet1.H84]" office:value-type="float" office:value="10.3333333333333" calcext:value-type="float">
            <text:p>10.33</text:p>
          </table:table-cell>
          <table:table-cell table:formula="of:=[Sheet1.G84]" office:value-type="float" office:value="0.105747328864204" calcext:value-type="float">
            <text:p>0.11</text:p>
          </table:table-cell>
          <table:table-cell table:style-name="ce7" table:formula="of:=CONCATENATE([Sheet1.B96];&quot;/&quot;;[Sheet1.F96]; &quot; (&quot;;ROUND([Sheet1.C96];2);&quot;%)&quot;)" office:value-type="string" office:string-value="35/50 (70%)" calcext:value-type="string">
            <text:p>35/50 (70%)</text:p>
          </table:table-cell>
          <table:table-cell table:style-name="ce9" table:formula="of:=[Sheet1.H96]" office:value-type="float" office:value="26.0285714285714" calcext:value-type="float">
            <text:p>26.03</text:p>
          </table:table-cell>
          <table:table-cell table:style-name="ce9" table:formula="of:=[Sheet1.G96]" office:value-type="float" office:value="0.766556508200509" calcext:value-type="float">
            <text:p>0.7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lph-0.0</text:p>
          </table:table-cell>
          <table:table-cell table:style-name="ce2" table:formula="of:=CONCATENATE([Sheet1.B85];&quot;/&quot;;[Sheet1.F85]; &quot; (&quot;;ROUND([Sheet1.C85];2);&quot;%)&quot;)" office:value-type="string" office:string-value="30/30 (100%)" calcext:value-type="string">
            <text:p>30/30 (100%)</text:p>
          </table:table-cell>
          <table:table-cell table:formula="of:=[Sheet1.H85]" office:value-type="float" office:value="20.6666666666667" calcext:value-type="float">
            <text:p>20.67</text:p>
          </table:table-cell>
          <table:table-cell table:formula="of:=[Sheet1.G85]" office:value-type="float" office:value="0.108778142929077" calcext:value-type="float">
            <text:p>0.11</text:p>
          </table:table-cell>
          <table:table-cell table:style-name="ce7" table:formula="of:=CONCATENATE([Sheet1.B97];&quot;/&quot;;[Sheet1.F97]; &quot; (&quot;;ROUND([Sheet1.C97];2);&quot;%)&quot;)" office:value-type="string" office:string-value="34/50 (68%)" calcext:value-type="string">
            <text:p>34/50 (68%)</text:p>
          </table:table-cell>
          <table:table-cell table:style-name="ce9" table:formula="of:=[Sheet1.H97]" office:value-type="float" office:value="22.4411764705882" calcext:value-type="float">
            <text:p>22.44</text:p>
          </table:table-cell>
          <table:table-cell table:style-name="ce9" table:formula="of:=[Sheet1.G97]" office:value-type="float" office:value="0.654666234465206" calcext:value-type="float">
            <text:p>0.6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o-lo-30</text:p>
          </table:table-cell>
          <table:table-cell table:number-columns-repeated="6" table:style-name="ce2" office:value-type="string" calcext:value-type="string">
            <text:p>-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o-lo-15</text:p>
          </table:table-cell>
          <table:table-cell table:number-columns-repeated="6" table:style-name="ce2" office:value-type="string" calcext:value-type="string">
            <text:p>-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o-gl-30</text:p>
          </table:table-cell>
          <table:table-cell table:number-columns-repeated="6" table:style-name="ce2" office:value-type="string" calcext:value-type="string">
            <text:p>-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o-gl-15</text:p>
          </table:table-cell>
          <table:table-cell table:number-columns-repeated="6" table:style-name="ce2" office:value-type="string" calcext:value-type="string">
            <text:p>-</text:p>
          </table:table-cell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A90:Sheet1.I97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00/00/0000</text:date>, <text:time style:data-style-name="N2" text:time-value="14:53:29.752220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4:27:19.087480794</meta:creation-date>
    <dc:date>2018-06-18T15:30:14.949084132</dc:date>
    <meta:editing-duration>PT42M10S</meta:editing-duration>
    <meta:editing-cycles>17</meta:editing-cycles>
    <meta:generator>LibreOffice/5.1.6.2$Linux_X86_64 LibreOffice_project/10m0$Build-2</meta:generator>
    <meta:document-statistic meta:table-count="2" meta:cell-count="1004" meta:object-count="0"/>
  </office:meta>
</office:document-meta>
</file>